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ne_5f_green-subtitle">
      <style:graphic-properties draw:fill-color="#ffffff" fo:min-height="18.754cm"/>
    </style:style>
    <style:style style:name="pr2" style:family="presentation" style:parent-style-name="line_5f_green-notes">
      <style:graphic-properties draw:fill-color="#ffffff" fo:min-height="11.41cm"/>
    </style:style>
    <style:style style:name="pr3" style:family="presentation" style:parent-style-name="line_5f_green-notes">
      <style:graphic-properties draw:fill-color="#ffffff" draw:auto-grow-height="true" fo:min-height="11.41cm"/>
    </style:style>
    <style:style style:name="pr4" style:family="presentation" style:parent-style-name="line_5f_green-title">
      <style:graphic-properties fo:min-height="2.679cm"/>
    </style:style>
    <style:style style:name="pr5" style:family="presentation" style:parent-style-name="line_5f_green-outline1">
      <style:graphic-properties fo:min-height="14.863cm"/>
    </style:style>
    <style:style style:name="P1" style:family="paragraph">
      <style:text-properties fo:font-size="24pt"/>
    </style:style>
    <style:style style:name="P2" style:family="paragraph">
      <style:text-properties fo:font-family="'Liberation Sans'" style:font-family-generic="swiss" style:font-pitch="variable" fo:font-size="48pt" style:font-size-asian="48pt" style:font-size-complex="48pt"/>
    </style:style>
    <style:style style:name="P3" style:family="paragraph">
      <style:text-properties fo:font-family="'Liberation Serif'" style:font-family-generic="roman" style:font-pitch="variable" fo:font-size="44pt" style:font-size-asian="44pt" style:font-size-complex="44pt"/>
    </style:style>
    <style:style style:name="P4" style:family="paragraph">
      <style:text-properties fo:font-family="'Liberation Sans'" style:font-family-generic="swiss" style:font-pitch="variable" fo:font-size="36pt" style:font-size-asian="36pt" style:font-size-complex="36pt"/>
    </style:style>
    <style:style style:name="T1" style:family="text">
      <style:text-properties fo:font-family="'Liberation Sans'" style:font-family-generic="swiss" style:font-pitch="variable" fo:font-size="48pt" style:font-size-asian="48pt" style:font-size-complex="48pt"/>
    </style:style>
    <style:style style:name="T2" style:family="text">
      <style:text-properties fo:font-family="'Liberation Serif'" style:font-family-generic="roman" style:font-pitch="variable" fo:font-size="44pt" style:font-size-asian="44pt" style:font-size-complex="44pt"/>
    </style:style>
    <style:style style:name="T3" style:family="text">
      <style:text-properties fo:font-family="'Liberation Sans'" style:font-family-generic="swiss" style:font-pitch="variable" fo:font-size="36pt" style:font-size-asian="36pt" style:font-size-complex="36pt"/>
    </style:style>
    <style:style style:name="T4" style:family="text">
      <style:text-properties fo:font-family="'Liberation Sans'" style:font-family-generic="swiss" style:font-pitch="variable"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ne_5f_green" presentation:presentation-page-layout-name="AL1T32">
        <office:forms form:automatic-focus="false" form:apply-design-mode="false"/>
        <draw:frame presentation:style-name="pr1" draw:text-style-name="P1" draw:layer="layout" svg:width="22.873cm" svg:height="18.754cm" svg:x="2.567cm" svg:y="0.959cm" presentation:class="subtitle" presentation:placeholder="true">
          <draw:text-box/>
        </draw:frame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2" draw:text-style-name="P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" draw:style-name="dp1" draw:master-page-name="line_5f_green" presentation:presentation-page-layout-name="AL1T32">
        <office:forms form:automatic-focus="false" form:apply-design-mode="false"/>
        <draw:frame presentation:style-name="pr1" draw:text-style-name="P2" draw:layer="layout" svg:width="22.873cm" svg:height="18.754cm" svg:x="2.567cm" svg:y="0.959cm" presentation:class="subtitle">
          <draw:text-box>
            <text:p><text:span text:style-name="T1">SuSE to SUSE</text:span></text:p>
            <text:p><text:span text:style-name="T1"/></text:p>
            <text:p><text:span text:style-name="T1">1992 to today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" draw:style-name="dp1" draw:master-page-name="line_5f_green" presentation:presentation-page-layout-name="AL2T1">
        <office:forms form:automatic-focus="false" form:apply-design-mode="false"/>
        <draw:frame presentation:style-name="pr4" draw:text-style-name="P3" draw:layer="layout" svg:width="22.873cm" svg:height="2.679cm" svg:x="2.567cm" svg:y="0.959cm" presentation:class="title">
          <draw:text-box>
            <text:p><text:span text:style-name="T2">Early days</text:span></text:p>
          </draw:text-box>
        </draw:frame>
        <draw:frame presentation:style-name="pr5" draw:text-style-name="P4" draw:layer="layout" svg:width="23.91cm" svg:height="14.863cm" svg:x="2.085cm" svg:y="4.851cm" presentation:class="outline">
          <draw:text-box>
            <text:list text:style-name="L2">
              <text:list-item>
                <text:p><text:span text:style-name="T3">Founded in Germany in 1992 as </text:span><text:span text:style-name="T4">System und Software Entwicklung</text:span><text:span text:style-name="T3"> to offer support for Unix systems</text:span></text:p>
              </text:list-item>
              <text:list-item>
                <text:p><text:span text:style-name="T3">Quickly spotted the potential of Linux and began distributing SLS and then Slackware with German translations</text:span></text:p>
              </text:list-item>
              <text:list-item>
                <text:p><text:span text:style-name="T3">Created own distro in 1994, numbered 4.2 because 42 is the answer to everything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" draw:style-name="dp1" draw:master-page-name="line_5f_green" presentation:presentation-page-layout-name="AL2T1">
        <office:forms form:automatic-focus="false" form:apply-design-mode="false"/>
        <draw:frame presentation:style-name="pr4" draw:text-style-name="P3" draw:layer="layout" svg:width="22.873cm" svg:height="2.679cm" svg:x="2.567cm" svg:y="0.959cm" presentation:class="title">
          <draw:text-box>
            <text:p><text:span text:style-name="T2">The late 1990s</text:span></text:p>
          </draw:text-box>
        </draw:frame>
        <draw:frame presentation:style-name="pr5" draw:text-style-name="P4" draw:layer="layout" svg:width="23.91cm" svg:height="14.863cm" svg:x="2.085cm" svg:y="4.851cm" presentation:class="outline">
          <draw:text-box>
            <text:list text:style-name="L2">
              <text:list-item>
                <text:p><text:span text:style-name="T3">US restrictions on exporting encryption using more than 48 bits lead to Linux security work transferring to Germany</text:span></text:p>
              </text:list-item>
              <text:list-item>
                <text:p><text:span text:style-name="T3">US apathy about accents leads to internationalisation of a lot of Unix/Linux programs happening in Europe</text:span></text:p>
              </text:list-item>
              <text:list-item>
                <text:p><text:span text:style-name="T3">SuSE becomes a hub for Linux development in Europe with good links to universities 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5" draw:style-name="dp1" draw:master-page-name="line_5f_green" presentation:presentation-page-layout-name="AL2T1">
        <office:forms form:automatic-focus="false" form:apply-design-mode="false"/>
        <draw:frame presentation:style-name="pr4" draw:text-style-name="P3" draw:layer="layout" svg:width="22.873cm" svg:height="2.679cm" svg:x="2.567cm" svg:y="0.959cm" presentation:class="title">
          <draw:text-box>
            <text:p><text:span text:style-name="T2">Getting into the big time</text:span></text:p>
          </draw:text-box>
        </draw:frame>
        <draw:frame presentation:style-name="pr5" draw:text-style-name="P4" draw:layer="layout" svg:width="23.91cm" svg:height="14.971cm" svg:x="2.085cm" svg:y="4.851cm" presentation:class="outline" presentation:user-transformed="true">
          <draw:text-box>
            <text:list text:style-name="L2">
              <text:list-item>
                <text:p><text:span text:style-name="T3">In 2000 IBM chooses RedHat and SuSE as its Linux partners</text:span></text:p>
              </text:list-item>
              <text:list-item>
                <text:p><text:span text:style-name="T3">SuSE quickly becomes the Linux distro of choice for supercomputing and SUSE still dominates the limited market for single OS supercomputers (most use hybrid systems)</text:span></text:p>
              </text:list-item>
              <text:list-item>
                <text:p><text:span text:style-name="T3">IBM uses SUSE in its top super-computers, including Watson, which won the </text:span><text:span text:style-name="T4">Jeopardy</text:span><text:span text:style-name="T3"> quiz in the US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5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6" draw:style-name="dp1" draw:master-page-name="line_5f_green" presentation:presentation-page-layout-name="AL2T1">
        <office:forms form:automatic-focus="false" form:apply-design-mode="false"/>
        <draw:frame presentation:style-name="pr4" draw:text-style-name="P3" draw:layer="layout" svg:width="22.873cm" svg:height="2.679cm" svg:x="2.567cm" svg:y="0.959cm" presentation:class="title">
          <draw:text-box>
            <text:p><text:span text:style-name="T2">The Novell days</text:span></text:p>
          </draw:text-box>
        </draw:frame>
        <draw:frame presentation:style-name="pr5" draw:text-style-name="P4" draw:layer="layout" svg:width="23.91cm" svg:height="14.863cm" svg:x="2.085cm" svg:y="4.851cm" presentation:class="outline" presentation:user-transformed="true">
          <draw:text-box>
            <text:list text:style-name="L2">
              <text:list-item>
                <text:p><text:span text:style-name="T3">Along with IBM, Intel and RedHat, SuSE has rarely been out of the top five companies contributing to the Linux kernel</text:span></text:p>
              </text:list-item>
              <text:list-item>
                <text:p><text:span text:style-name="T3">SuSE ran into financial problems and was snapped up by Novell in 2003.</text:span></text:p>
              </text:list-item>
              <text:list-item>
                <text:p><text:span text:style-name="T3">Apart from changing the name from SuSE to SUSE, the Novell <text:s/>period saw several changes which have stuck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7" draw:style-name="dp1" draw:master-page-name="line_5f_green" presentation:presentation-page-layout-name="AL2T1">
        <office:forms form:automatic-focus="false" form:apply-design-mode="false"/>
        <draw:frame presentation:style-name="pr4" draw:text-style-name="P3" draw:layer="layout" svg:width="22.873cm" svg:height="2.679cm" svg:x="2.567cm" svg:y="0.959cm" presentation:class="title">
          <draw:text-box>
            <text:p><text:span text:style-name="T2">The Novell legacy</text:span></text:p>
          </draw:text-box>
        </draw:frame>
        <draw:frame presentation:style-name="pr5" draw:text-style-name="P4" draw:layer="layout" svg:width="23.91cm" svg:height="14.863cm" svg:x="2.085cm" svg:y="4.851cm" presentation:class="outline" presentation:user-transformed="true">
          <draw:text-box>
            <text:list text:style-name="L2">
              <text:list-item>
                <text:p><text:span text:style-name="T3">Hackweek, a week when staff can work on their pet project in company time</text:span></text:p>
              </text:list-item>
              <text:list-item>
                <text:p><text:span text:style-name="T3">The openSUSE community distribution</text:span></text:p>
              </text:list-item>
              <text:list-item>
                <text:p><text:span text:style-name="T3">The OpenOffice patches which turned into Go-OO and then LibreOffice</text:span></text:p>
              </text:list-item>
              <text:list-item>
                <text:p><text:span text:style-name="T3">The Microsoft deal which made SuSE familiar to many more businesses</text:span></text:p>
              </text:list-item>
              <text:list-item>
                <text:p><text:span text:style-name="T3">The Open Build Service which can take source code and build it for most distros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8" draw:style-name="dp1" draw:master-page-name="line_5f_green" presentation:presentation-page-layout-name="AL2T1">
        <office:forms form:automatic-focus="false" form:apply-design-mode="false"/>
        <draw:frame presentation:style-name="pr4" draw:text-style-name="P3" draw:layer="layout" svg:width="22.873cm" svg:height="2.679cm" svg:x="2.567cm" svg:y="0.959cm" presentation:class="title">
          <draw:text-box>
            <text:p><text:span text:style-name="T2">Attachmate rides to the rescue</text:span></text:p>
          </draw:text-box>
        </draw:frame>
        <draw:frame presentation:style-name="pr5" draw:text-style-name="P4" draw:layer="layout" svg:width="23.91cm" svg:height="14.863cm" svg:x="2.085cm" svg:y="4.851cm" presentation:class="outline" presentation:user-transformed="true">
          <draw:text-box>
            <text:list text:style-name="L2">
              <text:list-item>
                <text:p><text:span text:style-name="T3">SUSE did not grow fast enough to compensate for the decline of Novell's core business</text:span></text:p>
              </text:list-item>
              <text:list-item>
                <text:p><text:span text:style-name="T3">So in 2011 Novell was sold to Attachmate who re-established SUSE as an independent subsidiary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8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9" draw:style-name="dp1" draw:master-page-name="line_5f_green" presentation:presentation-page-layout-name="AL2T1">
        <office:forms form:automatic-focus="false" form:apply-design-mode="false"/>
        <draw:frame presentation:style-name="pr4" draw:text-style-name="P3" draw:layer="layout" svg:width="22.873cm" svg:height="2.679cm" svg:x="2.567cm" svg:y="0.959cm" presentation:class="title">
          <draw:text-box>
            <text:p><text:span text:style-name="T2">SUSE and openSUSE today</text:span></text:p>
          </draw:text-box>
        </draw:frame>
        <draw:frame presentation:style-name="pr5" draw:text-style-name="P4" draw:layer="layout" svg:width="23.91cm" svg:height="15.346cm" svg:x="2.085cm" svg:y="4.851cm" presentation:class="outline" presentation:user-transformed="true">
          <draw:text-box>
            <text:list text:style-name="L2">
              <text:list-item>
                <text:p><text:span text:style-name="T3">SUSE supports kernel, Gnome and LibreOffice developers</text:span></text:p>
              </text:list-item>
              <text:list-item>
                <text:p><text:span text:style-name="T3">The SUSE Enterprise distro is strong in Europe – it replaced Windows at the London Stock Exchange – and in China</text:span></text:p>
              </text:list-item>
              <text:list-item>
                <text:p><text:span text:style-name="T3">The openSUSE distro does not contain proprietary software which is supplied by third parties</text:span></text:p>
              </text:list-item>
              <text:list-item>
                <text:p><text:span text:style-name="T3">openSUSE is strong in Europe and growing in Asia and South Americ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9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line_5f_green">
        <presentation:notes draw:style-name="dp2">
          <draw:page-thumbnail draw:style-name="gr1" draw:layer="layout" svg:width="13.705cm" svg:height="10.279cm" svg:x="3.641cm" svg:y="2.853cm" draw:page-number="10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8" draw:display-name="Gradient 88" draw:style="linear" draw:start-color="#0ad10a" draw:end-color="#ffffff" draw:start-intensity="100%" draw:end-intensity="100%" draw:angle="1600" draw:border="0%"/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  <draw:opacity draw:name="Transparency_20_2" draw:display-name="Transparency 2" draw:style="linear" draw:start="100%" draw:end="0%" draw:angle="0" draw:border="0%"/>
    <draw:opacity draw:name="Transparency_20_3" draw:display-name="Transparency 3" draw:style="linear" draw:start="100%" draw:end="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ne_5f_green-background" style:display-name="line_green-background" style:family="presentation">
      <style:graphic-properties draw:stroke="none" draw:fill="solid" draw:fill-color="#0ad10a" draw:fill-gradient-name="Gradient_20_88" draw:fill-image-width="0cm" draw:fill-image-height="0cm"/>
    </style:style>
    <style:style style:name="line_5f_green-backgroundobjects" style:display-name="line_green-backgroundobjects" style:family="presentation">
      <style:graphic-properties draw:shadow="hidden" draw:shadow-offset-x="0.3cm" draw:shadow-offset-y="0.3cm" draw:shadow-color="#808080"/>
    </style:style>
    <style:style style:name="line_5f_green-notes" style:display-name="line_green-notes" style:family="presentation">
      <style:graphic-properties draw:stroke="none" draw:fill="none">
        <text:list-style style:name="line_5f_green-notes" style:display-name="line_gree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line_5f_green-outline1" style:display-name="line_green-outline1" style:family="presentation">
      <style:graphic-properties draw:stroke="none" draw:fill="none">
        <text:list-style style:name="line_5f_green-outline1" style:display-name="line_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Bitstream Vera Sans'" style:font-style-name="Standard" style:font-pitch="variable" fo:font-size="24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line_5f_green-outline2" style:display-name="line_green-outline2" style:family="presentation" style:parent-style-name="line_5f_green-outline1">
      <style:paragraph-properties fo:margin-left="2.4cm" fo:margin-right="0cm" fo:margin-top="0cm" fo:margin-bottom="0.4cm" fo:text-indent="0cm"/>
      <style:text-properties fo:font-family="'Bitstream Vera Sans'" style:font-style-name="Standard" style:font-pitch="variable" fo:font-size="24pt" fo:text-shadow="none" style:font-size-asian="32pt" style:font-size-complex="32pt"/>
    </style:style>
    <style:style style:name="line_5f_green-outline3" style:display-name="line_green-outline3" style:family="presentation" style:parent-style-name="line_5f_green-outline2">
      <style:paragraph-properties fo:margin-left="3.6cm" fo:margin-right="0cm" fo:margin-top="0cm" fo:margin-bottom="0.3cm" fo:text-indent="0cm"/>
      <style:text-properties fo:font-family="'Bitstream Vera Sans'" style:font-style-name="Standard" style:font-pitch="variable" fo:font-size="24pt" fo:text-shadow="none" style:font-size-asian="32pt" style:font-size-complex="32pt"/>
    </style:style>
    <style:style style:name="line_5f_green-outline4" style:display-name="line_green-outline4" style:family="presentation" style:parent-style-name="line_5f_green-outline3">
      <style:paragraph-properties fo:margin-left="4.8cm" fo:margin-right="0cm" fo:margin-top="0cm" fo:margin-bottom="0.2cm" fo:text-indent="0cm"/>
      <style:text-properties fo:font-family="'Bitstream Vera Sans'" style:font-style-name="Standard" style:font-pitch="variable" fo:font-size="24pt" fo:text-shadow="none" style:font-size-asian="32pt" style:font-size-complex="32pt"/>
    </style:style>
    <style:style style:name="line_5f_green-outline5" style:display-name="line_green-outline5" style:family="presentation" style:parent-style-name="line_5f_green-outline4">
      <style:paragraph-properties fo:margin-left="6cm" fo:margin-right="0cm" fo:margin-top="0cm" fo:margin-bottom="0.1cm" fo:text-indent="0cm"/>
      <style:text-properties fo:font-family="'Bitstream Vera Sans'" style:font-style-name="Standard" style:font-pitch="variable" fo:font-size="24pt" fo:text-shadow="none" style:font-size-asian="32pt" style:font-size-complex="32pt"/>
    </style:style>
    <style:style style:name="line_5f_green-outline6" style:display-name="line_green-outline6" style:family="presentation" style:parent-style-name="line_5f_green-outline5">
      <style:paragraph-properties fo:margin-left="7.2cm" fo:margin-right="0cm" fo:margin-top="0cm" fo:margin-bottom="0.1cm" fo:text-indent="0cm"/>
      <style:text-properties fo:font-family="'Bitstream Vera Sans'" style:font-style-name="Standard" style:font-pitch="variable" fo:font-size="24pt" fo:text-shadow="none" style:font-size-asian="32pt" style:font-size-complex="32pt"/>
    </style:style>
    <style:style style:name="line_5f_green-outline7" style:display-name="line_green-outline7" style:family="presentation" style:parent-style-name="line_5f_green-outline6">
      <style:paragraph-properties fo:margin-left="8.4cm" fo:margin-right="0cm" fo:margin-top="0cm" fo:margin-bottom="0.1cm" fo:text-indent="0cm"/>
      <style:text-properties fo:font-family="'Bitstream Vera Sans'" style:font-style-name="Standard" style:font-pitch="variable" fo:font-size="24pt" fo:text-shadow="none" style:font-size-asian="32pt" style:font-size-complex="32pt"/>
    </style:style>
    <style:style style:name="line_5f_green-outline8" style:display-name="line_green-outline8" style:family="presentation" style:parent-style-name="line_5f_green-outline7">
      <style:paragraph-properties fo:margin-left="9.6cm" fo:margin-right="0cm" fo:margin-top="0cm" fo:margin-bottom="0.1cm" fo:text-indent="0cm"/>
      <style:text-properties fo:font-family="'Bitstream Vera Sans'" style:font-style-name="Standard" style:font-pitch="variable" fo:font-size="24pt" fo:text-shadow="none" style:font-size-asian="32pt" style:font-size-complex="32pt"/>
    </style:style>
    <style:style style:name="line_5f_green-outline9" style:display-name="line_green-outline9" style:family="presentation" style:parent-style-name="line_5f_green-outline8">
      <style:paragraph-properties fo:margin-left="10.8cm" fo:margin-right="0cm" fo:margin-top="0cm" fo:margin-bottom="0.1cm" fo:text-indent="0cm"/>
      <style:text-properties fo:font-family="'Bitstream Vera Sans'" style:font-style-name="Standard" style:font-pitch="variable" fo:font-size="24pt" fo:text-shadow="none" style:font-size-asian="32pt" style:font-size-complex="32pt"/>
    </style:style>
    <style:style style:name="line_5f_green-subtitle" style:display-name="line_green-subtitle" style:family="presentation">
      <style:graphic-properties draw:stroke="none" draw:fill="none" draw:textarea-vertical-align="middle">
        <text:list-style style:name="line_5f_green-subtitle" style:display-name="line_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Bitstream Vera Sans'" style:font-style-name="Standard" style:font-pitch="variable" fo:font-size="24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line_5f_green-title" style:display-name="line_green-title" style:family="presentation">
      <style:graphic-properties draw:stroke="none" draw:fill="none" draw:fill-color="#0ad10a" draw:fill-hatch-name="Black_20_0_20_Degrees" draw:fill-hatch-solid="false" draw:opacity="20%" draw:textarea-vertical-align="middle" draw:shadow-opacity="20%">
        <text:list-style style:name="line_5f_green-title" style:display-name="line_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ans'" style:font-style-name="Standard" style:font-pitch="variable" fo:font-size="28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ad10a" draw:fill-gradient-name="Gradient_20_88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hatch" draw:fill-color="#ffffff" draw:fill-hatch-name="Black_20_0_20_Degrees" draw:fill-hatch-solid="false" draw:opacity-name="Transparency_20_2" draw:textarea-horizontal-align="center" draw:textarea-vertical-align="middle"/>
    </style:style>
    <style:style style:name="Mgr4" style:family="graphic" style:parent-style-name="standard">
      <style:graphic-properties draw:stroke="none" draw:fill="hatch" draw:fill-color="#ffffff" draw:fill-hatch-name="Black_20_90_20_Degrees" draw:fill-hatch-solid="false" draw:opacity-name="Transparency_20_3" draw:textarea-horizontal-align="center" draw:textarea-vertical-align="middl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5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ne_5f_green-title">
      <style:graphic-properties draw:fill-color="#ffffff" draw:auto-grow-height="false" fo:min-height="3.507cm"/>
    </style:style>
    <style:style style:name="Mpr5" style:family="presentation" style:parent-style-name="line_5f_green-outline1">
      <style:graphic-properties draw:fill-color="#ffffff" draw:auto-grow-height="false" fo:min-height="13.23cm"/>
    </style:style>
    <style:style style:name="Mpr6" style:family="presentation" style:parent-style-name="line_5f_green-backgroundobjects">
      <style:graphic-properties draw:stroke="none" draw:fill="hatch" draw:fill-hatch-name="Black_20_0_20_Degrees" draw:fill-hatch-solid="false" draw:opacity="20%" draw:textarea-horizontal-align="center" draw:textarea-vertical-align="middle" draw:shadow-opacity="20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/>
      <style:text-properties fo:font-family="'Bitstream Vera Sans'" style:font-style-name="Standard" style:font-pitch="variable" fo:font-size="11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Bitstream Vera Sans'" style:font-style-name="Standard" style:font-pitch="variable" fo:font-size="11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ne_5f_green" style:display-name="line_green" style:page-layout-name="PM1" draw:style-name="Mdp2">
      <draw:frame presentation:style-name="Mpr4" draw:text-style-name="MP4" draw:layer="backgroundobjects" svg:width="22.873cm" svg:height="2.679cm" svg:x="2.567cm" svg:y="0.959cm" presentation:class="title" presentation:user-transformed="true">
        <draw:text-box>
          <text:p text:style-name="MP4">Klicken Sie, um das Format des Titeltextes zu bearbeiten</text:p>
        </draw:text-box>
      </draw:frame>
      <draw:frame presentation:style-name="Mpr5" draw:text-style-name="MP5" draw:layer="backgroundobjects" svg:width="23.91cm" svg:height="14.863cm" svg:x="2.085cm" svg:y="4.851cm" presentation:class="outline" presentation:user-transformed="true">
        <draw:text-box>
          <text:list text:style-name="ML4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  <text:list>
                            <text:list-item>
                              <text:p text:style-name="MP4">Fünfte Gliederungsebene</text:p>
                              <text:list>
                                <text:list-item>
                                  <text:p text:style-name="MP4">Sechste Gliederungsebene</text:p>
                                  <text:list>
                                    <text:list-item>
                                      <text:p text:style-name="MP4">Siebente Gliederungsebene</text:p>
                                      <text:list>
                                        <text:list-item>
                                          <text:p text:style-name="MP4">Achte Gliederungsebene</text:p>
                                          <text:list>
                                            <text:list-item>
                                              <text:p text:style-name="MP4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Mgr3" draw:text-style-name="MP6" draw:layer="backgroundobjects" svg:width="0.846cm" svg:height="21cm" svg:x="0cm" svg:y="-0.001cm">
        <text:p/>
      </draw:rect>
      <draw:rect draw:style-name="Mgr4" draw:text-style-name="MP6" draw:layer="backgroundobjects" svg:width="0.846cm" svg:height="28cm" draw:transform="rotate (1.5707963267949) translate (0cm 21cm)">
        <text:p/>
      </draw:rect>
      <draw:frame draw:style-name="Mgr5" draw:text-style-name="MP8" draw:layer="backgroundobjects" svg:width="0.758cm" svg:height="0.704cm" svg:x="0.03cm" svg:y="20.363cm">
        <draw:text-box>
          <text:p text:style-name="MP7"><text:span text:style-name="MT2"><text:page-number>&lt;number&gt;</text:page-number></text:span></text:p>
        </draw:text-box>
      </draw:frame>
      <draw:rect presentation:style-name="Mpr6" draw:text-style-name="MP6" draw:layer="backgroundobjects" svg:width="23.916cm" svg:height="2.51cm" svg:x="2.059cm" svg:y="0.987cm">
        <text:p/>
      </draw:rect>
      <presentation:notes style:page-layout-name="PM0">
        <draw:page-thumbnail presentation:style-name="line_5f_green-title" draw:layer="backgroundobjects" svg:width="13.705cm" svg:height="10.279cm" svg:x="3.641cm" svg:y="2.853cm" presentation:class="page"/>
        <draw:frame presentation:style-name="line_5f_green-notes" draw:layer="backgroundobjects" svg:width="14.507cm" svg:height="11.41cm" svg:x="3.248cm" svg:y="14.13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Robert Hudson</meta:initial-creator>
    <meta:creation-date>2012-08-30T23:02:50</meta:creation-date>
    <dc:date>2012-08-31T18:44:57</dc:date>
    <dc:creator>John Robert Hudson</dc:creator>
    <meta:editing-duration>PT41M11S</meta:editing-duration>
    <meta:editing-cycles>9</meta:editing-cycles>
    <meta:generator>LibreOffice/3.5$Linux_x86 LibreOffice_project/350m1$Build-403</meta:generator>
    <meta:document-statistic meta:object-count="65"/>
  </office:meta>
</office:document-meta>
</file>